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3.81cm" fo:margin-right="0cm" fo:margin-top="0cm" fo:margin-bottom="0cm" fo:line-height="100%" fo:hyphenation-ladder-count="no-limit" fo:text-indent="-3.81cm" style:auto-text-indent="false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3.81cm" fo:margin-right="0cm" fo:margin-top="0cm" fo:margin-bottom="0.353cm" fo:line-height="100%" fo:hyphenation-ladder-count="no-limit" fo:text-indent="-3.81cm" style:auto-text-indent="false"/>
      <style:text-properties style:font-name="Calibri Light2" fo:font-size="11pt" style:font-size-asian="11pt" style:font-size-complex="11pt" fo:hyphenate="false" fo:hyphenation-remain-char-count="2" fo:hyphenation-push-char-count="2"/>
    </style:style>
    <style:style style:name="P3" style:family="paragraph" style:parent-style-name="Standard">
      <style:paragraph-properties fo:margin-left="3.81cm" fo:margin-right="0cm" fo:margin-top="0cm" fo:margin-bottom="0.353cm" fo:line-height="100%" fo:hyphenation-ladder-count="no-limit" fo:text-indent="-3.81cm" style:auto-text-indent="false"/>
      <style:text-properties fo:color="#00000a" style:font-name="Calibri Light2" fo:font-size="11pt" fo:letter-spacing="0.009cm" fo:font-weight="bold" style:font-name-asian="Calibri1" style:font-size-asian="11pt" style:font-weight-asian="bold" style:font-name-complex="Calibri1" style:font-size-complex="11pt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.353cm" fo:line-height="100%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.353cm" fo:line-height="100%" fo:hyphenation-ladder-count="no-limit">
        <style:tab-stops>
          <style:tab-stop style:position="0.635cm"/>
        </style:tab-stops>
      </style:paragraph-properties>
      <style:text-properties style:font-name="Calibri Light2" fo:font-size="11pt" style:font-size-asian="11pt" style:font-size-complex="11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.353cm" fo:line-height="100%" fo:hyphenation-ladder-count="no-limit"/>
      <style:text-properties style:font-name="Calibri Light2" fo:font-size="11pt" style:font-size-asian="11pt" style:font-size-complex="11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.353cm" fo:line-height="100%" fo:hyphenation-ladder-count="no-limit"/>
      <style:text-properties fo:color="#00000a" style:font-name="Calibri Light2" fo:font-size="11pt" fo:letter-spacing="0.009cm" fo:font-weight="bold" style:font-name-asian="Calibri1" style:font-size-asian="11pt" style:font-weight-asian="bold" style:font-name-complex="Calibri1" style:font-size-complex="11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.353cm" fo:line-height="100%" fo:hyphenation-ladder-count="no-limit"/>
      <style:text-properties fo:color="#000000" style:font-name="Calibri Light2" fo:font-size="11pt" fo:letter-spacing="0.009cm" fo:font-weight="bold" style:font-name-asian="Calibri1" style:font-size-asian="11pt" style:font-weight-asian="bold" style:font-name-complex="Calibri1" style:font-size-complex="11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.353cm" fo:line-height="100%" fo:hyphenation-ladder-count="no-limit"/>
      <style:text-properties fo:color="#0d0d0d" style:font-name="Calibri Light2" fo:font-size="11pt" fo:letter-spacing="0.009cm" style:font-name-asian="Calibri1" style:font-size-asian="11pt" style:font-name-complex="Calibri1" style:font-size-complex="11pt" fo:hyphenate="false" fo:hyphenation-remain-char-count="2" fo:hyphenation-push-char-count="2"/>
    </style:style>
    <style:style style:name="P10" style:family="paragraph" style:parent-style-name="List_20_Paragraph">
      <style:paragraph-properties fo:line-height="108%"/>
    </style:style>
    <style:style style:name="P11" style:family="paragraph" style:parent-style-name="List_20_Paragraph">
      <style:paragraph-properties fo:line-height="108%"/>
      <style:text-properties fo:color="#00000a" style:font-name="Calibri Light2" fo:font-size="11pt" fo:letter-spacing="0.009cm" style:font-name-asian="Calibri1" style:font-size-asian="11pt" style:font-name-complex="Calibri1" style:font-size-complex="11pt"/>
    </style:style>
    <style:style style:name="P12" style:family="paragraph" style:parent-style-name="List_20_Paragraph">
      <style:paragraph-properties fo:line-height="108%"/>
      <style:text-properties fo:color="#00000a" style:font-name="Calibri Light2" fo:font-size="11pt" fo:letter-spacing="0.009cm" fo:font-weight="bold" style:font-name-asian="Calibri1" style:font-size-asian="11pt" style:font-weight-asian="bold" style:font-name-complex="Calibri1" style:font-size-complex="11pt" style:font-weight-complex="bold"/>
    </style:style>
    <style:style style:name="P13" style:family="paragraph" style:parent-style-name="List_20_Paragraph">
      <style:paragraph-properties fo:line-height="108%"/>
      <style:text-properties style:font-name="Calibri Light2" fo:font-size="11pt" style:font-size-asian="11pt" style:font-size-complex="11pt"/>
    </style:style>
    <style:style style:name="P14" style:family="paragraph" style:parent-style-name="List_20_Paragraph">
      <style:paragraph-properties fo:line-height="108%"/>
      <style:text-properties fo:color="#0d0d0d" style:font-name="Calibri Light2" fo:font-size="11pt" fo:letter-spacing="0.009cm" style:font-name-asian="Calibri1" style:font-size-asian="11pt" style:font-name-complex="Calibri1" style:font-size-complex="11pt"/>
    </style:style>
    <style:style style:name="P15" style:family="paragraph" style:parent-style-name="Standard">
      <style:paragraph-properties fo:margin-left="0cm" fo:margin-right="0cm" fo:margin-top="0cm" fo:margin-bottom="0cm" fo:line-height="100%" fo:hyphenation-ladder-count="no-limit" fo:text-indent="0cm" style:auto-text-indent="false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cm" fo:margin-bottom="0cm" fo:line-height="100%" fo:hyphenation-ladder-count="no-limit" fo:text-indent="0cm" style:auto-text-indent="false"/>
      <style:text-properties fo:color="#111111" style:font-name="Calibri" fo:font-size="10pt" fo:letter-spacing="0.009cm" style:font-name-asian="Calibri1" style:font-size-asian="10pt" style:font-name-complex="Calibri1" style:font-size-complex="10pt" fo:hyphenate="false" fo:hyphenation-remain-char-count="2" fo:hyphenation-push-char-count="2"/>
    </style:style>
    <style:style style:name="P17" style:family="paragraph" style:parent-style-name="Intense_20_Quote">
      <style:text-properties style:font-name="Calibri Light2" fo:font-size="11pt" style:font-name-asian="Calibri1" style:font-size-asian="11pt" style:font-name-complex="Calibri1" style:font-size-complex="11pt"/>
    </style:style>
    <style:style style:name="P18" style:family="paragraph" style:parent-style-name="Standard">
      <style:paragraph-properties fo:line-height="108%"/>
      <style:text-properties style:font-name="Calibri Light2" fo:font-size="11pt" fo:letter-spacing="0.026cm" style:font-name-asian="Calibri1" style:font-size-asian="11pt" style:font-name-complex="Calibri1" style:font-size-complex="11pt"/>
    </style:style>
    <style:style style:name="P19" style:family="paragraph" style:parent-style-name="Standard">
      <style:paragraph-properties fo:margin-top="0cm" fo:margin-bottom="0cm" fo:line-height="100%" fo:hyphenation-ladder-count="no-limit"/>
      <style:text-properties fo:color="#4a442a" style:font-name="Calibri Light2" fo:font-size="11pt" fo:letter-spacing="0.009cm" fo:font-weight="bold" style:font-name-asian="Calibri1" style:font-size-asian="11pt" style:font-weight-asian="bold" style:font-name-complex="Calibri1" style:font-size-complex="11pt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cm" fo:line-height="100%" fo:hyphenation-ladder-count="no-limit"/>
      <style:text-properties style:font-name="Calibri Light2" fo:font-size="11pt" style:font-size-asian="11pt" style:font-size-complex="11pt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cm" fo:line-height="115%" fo:hyphenation-ladder-count="no-limit"/>
      <style:text-properties fo:color="#00000a" style:font-name="Calibri Light2" fo:font-size="11pt" fo:letter-spacing="0.009cm" fo:font-weight="bold" style:font-name-asian="Calibri1" style:font-size-asian="11pt" style:font-weight-asian="bold" style:font-name-complex="Calibri1" style:font-size-complex="11pt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cm" fo:line-height="100%" fo:hyphenation-ladder-count="no-limit"/>
      <style:text-properties fo:color="#0d0d0d" style:font-name="Calibri Light2" fo:font-size="11pt" fo:letter-spacing="0.009cm" style:font-name-asian="Calibri1" style:font-size-asian="11pt" style:font-name-complex="Calibri1" style:font-size-complex="11pt" fo:hyphenate="false" fo:hyphenation-remain-char-count="2" fo:hyphenation-push-char-count="2"/>
    </style:style>
    <style:style style:name="P23" style:family="paragraph" style:parent-style-name="Standard">
      <style:paragraph-properties fo:margin-left="3.81cm" fo:margin-right="0cm" fo:margin-top="0cm" fo:margin-bottom="0cm" fo:line-height="100%" fo:hyphenation-ladder-count="no-limit" fo:text-indent="0cm" style:auto-text-indent="false"/>
      <style:text-properties fo:color="#00000a" style:font-name="Calibri Light2" fo:font-size="11pt" fo:letter-spacing="0.009cm" style:font-name-asian="Calibri1" style:font-size-asian="11pt" style:font-name-complex="Calibri1" style:font-size-complex="11pt" fo:hyphenate="false" fo:hyphenation-remain-char-count="2" fo:hyphenation-push-char-count="2"/>
    </style:style>
    <style:style style:name="P24" style:family="paragraph" style:parent-style-name="List_20_Paragraph">
      <style:paragraph-properties fo:margin-left="1.27cm" fo:margin-right="0cm" fo:line-height="108%" fo:text-indent="1.27cm" style:auto-text-indent="false"/>
      <style:text-properties style:font-name="Calibri Light2" fo:font-size="11pt" style:font-size-asian="11pt" style:font-size-complex="11pt"/>
    </style:style>
    <style:style style:name="P25" style:family="paragraph" style:parent-style-name="List_20_Paragraph" style:master-page-name="Standard">
      <style:paragraph-properties style:page-number="auto"/>
      <style:text-properties style:font-name="Calibri Light2" fo:font-size="11pt" style:font-name-asian="Calibri1" style:font-size-asian="11pt" style:font-size-complex="11pt"/>
    </style:style>
    <style:style style:name="P26" style:family="paragraph" style:parent-style-name="List_20_Paragraph" style:list-style-name="WWNum1">
      <style:paragraph-properties fo:line-height="108%"/>
    </style:style>
    <style:style style:name="P27" style:family="paragraph" style:parent-style-name="List_20_Paragraph" style:list-style-name="WWNum1">
      <style:paragraph-properties fo:line-height="108%"/>
      <style:text-properties style:font-name="Calibri Light2" fo:font-size="11pt" style:font-size-asian="11pt" style:font-size-complex="11pt"/>
    </style:style>
    <style:style style:name="T1" style:family="text">
      <style:text-properties fo:color="#4a442a" fo:letter-spacing="0.009cm" fo:font-weight="bold" style:font-name-asian="Calibri1" style:font-weight-asian="bold" style:font-name-complex="Calibri1"/>
    </style:style>
    <style:style style:name="T2" style:family="text">
      <style:text-properties fo:color="#4a442a" fo:letter-spacing="0.009cm" style:font-name-asian="Calibri1" style:font-name-complex="Calibri1"/>
    </style:style>
    <style:style style:name="T3" style:family="text">
      <style:text-properties fo:color="#111111" style:font-name="Calibri Light2" fo:font-size="11pt" fo:letter-spacing="0.009cm" style:font-name-asian="Calibri1" style:font-size-asian="11pt" style:font-name-complex="Calibri1" style:font-size-complex="11pt"/>
    </style:style>
    <style:style style:name="T4" style:family="text">
      <style:text-properties fo:color="#111111" style:font-name="Calibri Light2" fo:font-size="11pt" fo:letter-spacing="0.009cm" fo:font-weight="normal" style:font-name-asian="Calibri1" style:font-size-asian="11pt" style:font-weight-asian="normal" style:font-name-complex="Calibri1" style:font-size-complex="11pt" style:font-weight-complex="normal"/>
    </style:style>
    <style:style style:name="T5" style:family="text">
      <style:text-properties fo:color="#111111" fo:letter-spacing="0.009cm" fo:font-weight="bold" style:font-name-asian="Calibri1" style:font-weight-asian="bold" style:font-name-complex="Calibri1"/>
    </style:style>
    <style:style style:name="T6" style:family="text">
      <style:text-properties fo:color="#111111" fo:letter-spacing="0.009cm" style:font-name-asian="Calibri1" style:font-name-complex="Calibri1"/>
    </style:style>
    <style:style style:name="T7" style:family="text">
      <style:text-properties fo:color="#00000a" style:font-name="Calibri Light2" fo:font-size="11pt" fo:letter-spacing="0.009cm" fo:font-weight="bold" style:font-name-asian="Calibri1" style:font-size-asian="11pt" style:font-weight-asian="bold" style:font-name-complex="Calibri1" style:font-size-complex="11pt"/>
    </style:style>
    <style:style style:name="T8" style:family="text">
      <style:text-properties fo:color="#00000a" style:font-name="Calibri Light2" fo:font-size="11pt" fo:letter-spacing="0.009cm" fo:font-weight="bold" style:font-name-asian="Calibri1" style:font-size-asian="11pt" style:font-weight-asian="bold" style:font-name-complex="Calibri1" style:font-size-complex="11pt" style:font-weight-complex="bold"/>
    </style:style>
    <style:style style:name="T9" style:family="text">
      <style:text-properties fo:color="#00000a" style:font-name="Calibri Light2" fo:font-size="11pt" fo:letter-spacing="0.009cm" style:font-name-asian="Calibri1" style:font-size-asian="11pt" style:font-name-complex="Calibri1" style:font-size-complex="11pt"/>
    </style:style>
    <style:style style:name="T10" style:family="text">
      <style:text-properties fo:color="#00000a" style:font-name="Calibri Light2" fo:font-size="11pt" fo:letter-spacing="0.009cm" style:font-name-asian="Calibri1" style:font-size-asian="11pt" style:font-name-complex="Calibri1" style:font-size-complex="11pt" style:font-weight-complex="bold"/>
    </style:style>
    <style:style style:name="T11" style:family="text">
      <style:text-properties fo:color="#00000a" fo:letter-spacing="0.009cm" fo:font-weight="bold" style:font-name-asian="Calibri1" style:font-weight-asian="bold" style:font-name-complex="Calibri1"/>
    </style:style>
    <style:style style:name="T12" style:family="text">
      <style:text-properties fo:color="#00000a" fo:letter-spacing="0.009cm" fo:font-weight="bold" style:font-name-asian="Calibri1" style:font-weight-asian="bold" style:font-name-complex="Calibri1" style:font-weight-complex="bold"/>
    </style:style>
    <style:style style:name="T13" style:family="text">
      <style:text-properties fo:color="#00000a" fo:letter-spacing="0.009cm" style:font-name-asian="Calibri1" style:font-name-complex="Calibri1"/>
    </style:style>
    <style:style style:name="T14" style:family="text">
      <style:text-properties fo:color="#0d0d0d" style:font-name="Calibri Light2" fo:font-size="11pt" fo:letter-spacing="0.009cm" style:font-name-asian="Calibri1" style:font-size-asian="11pt" style:font-name-complex="Calibri1" style:font-size-complex="11pt"/>
    </style:style>
    <style:style style:name="T15" style:family="text">
      <style:text-properties fo:color="#0d0d0d" style:font-name="Calibri Light2" fo:font-size="11pt" fo:letter-spacing="0.009cm" fo:font-weight="bold" style:font-name-asian="Calibri1" style:font-size-asian="11pt" style:font-weight-asian="bold" style:font-name-complex="Calibri1" style:font-size-complex="11pt"/>
    </style:style>
    <style:style style:name="T16" style:family="text">
      <style:text-properties fo:color="#0d0d0d" fo:letter-spacing="0.009cm" fo:font-weight="bold" style:font-name-asian="Calibri1" style:font-weight-asian="bold" style:font-name-complex="Calibri1"/>
    </style:style>
    <style:style style:name="T17" style:family="text">
      <style:text-properties fo:color="#0d0d0d" fo:letter-spacing="0.009cm" fo:font-weight="bold" style:font-name-asian="Calibri1" style:font-weight-asian="bold" style:font-name-complex="Calibri1" style:font-weight-complex="bold"/>
    </style:style>
    <style:style style:name="T18" style:family="text">
      <style:text-properties fo:color="#0d0d0d" fo:letter-spacing="0.009cm" style:font-name-asian="Calibri1" style:font-name-complex="Calibri1"/>
    </style:style>
    <style:style style:name="T19" style:family="text">
      <style:text-properties fo:color="#0000ff" style:font-name="Calibri Light2" fo:font-size="11pt" fo:letter-spacing="0.009cm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/>
    </style:style>
    <style:style style:name="T20" style:family="text">
      <style:text-properties fo:color="#000000" style:font-name="Calibri Light2" fo:font-size="11pt" fo:letter-spacing="0.009cm" fo:font-weight="bold" style:font-name-asian="Calibri1" style:font-size-asian="11pt" style:font-weight-asian="bold" style:font-name-complex="Calibri1" style:font-size-complex="11pt"/>
    </style:style>
    <style:style style:name="T21" style:family="text">
      <style:text-properties fo:color="#000000" style:font-name="Calibri Light2" fo:font-size="11pt" fo:letter-spacing="0.009cm" style:font-name-asian="Calibri1" style:font-size-asian="11pt" style:font-name-complex="Calibri1" style:font-size-complex="11pt"/>
    </style:style>
    <style:style style:name="T22" style:family="text">
      <style:text-properties fo:color="#5b9bd5" style:font-name="Calibri Light2" fo:font-size="11pt" fo:letter-spacing="0.009cm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/>
    </style:style>
    <style:style style:name="T23" style:family="text">
      <style:text-properties fo:color="#0563c1" style:font-name="Calibri Light2" fo:font-size="11pt" fo:letter-spacing="0.009cm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/>
    </style:style>
    <style:style style:name="T24" style:family="text">
      <style:text-properties style:font-name="Calibri Light2" fo:font-size="11pt" style:font-size-asian="11pt" style:font-name-complex="Calibri1" style:font-size-complex="11pt"/>
    </style:style>
    <style:style style:name="T25" style:family="text">
      <style:text-properties style:font-name="Calibri Light2" fo:font-size="11pt" style:font-size-asian="11pt" style:font-size-complex="11pt"/>
    </style:style>
    <style:style style:name="T26" style:family="text">
      <style:text-properties style:font-name="Calibri Light2" fo:font-size="11pt" style:font-name-asian="Calibri1" style:font-size-asian="11pt" style:font-name-complex="Calibri1" style:font-size-complex="11pt"/>
    </style:style>
    <style:style style:name="T27" style:family="text">
      <style:text-properties style:font-name="Calibri Light2" fo:font-size="11pt" fo:letter-spacing="0.009cm" fo:font-weight="bold" style:font-name-asian="Calibri1" style:font-size-asian="11pt" style:font-weight-asian="bold" style:font-name-complex="Calibri1" style:font-size-complex="11pt"/>
    </style:style>
    <style:style style:name="T28" style:family="text">
      <style:text-properties style:font-name="Calibri Light2" fo:font-size="11pt" fo:letter-spacing="0.009cm" style:font-name-asian="Calibri1" style:font-size-asian="11pt" style:font-name-complex="Calibri1" style:font-size-complex="11pt"/>
    </style:style>
    <style:style style:name="T29" style:family="text">
      <style:text-properties fo:font-weight="bold" style:font-name-asian="Calibri1" style:font-weight-asian="bold" style:font-name-complex="Calibri1"/>
    </style:style>
    <style:style style:name="T30" style:family="text">
      <style:text-properties fo:letter-spacing="0.009cm" fo:font-weight="bold" style:font-name-asian="Calibri1" style:font-weight-asian="bold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DEVENDRA VASANT KATUKE</text:p>
      <text:p text:style-name="P19"/>
      <text:p text:style-name="P19"/>
      <text:p text:style-name="P20"><text:span text:style-name="T1">Date of Birth: <text:tab/><text:tab/></text:span><text:span text:style-name="T2">24 December 1972, Male, Married</text:span></text:p>
      <text:p text:style-name="P20"><text:span text:style-name="T5">Education: <text:tab/><text:tab/></text:span><text:span text:style-name="T6">B. Tech. Chemical, Full Time, Nagpur University</text:span></text:p>
      <text:p text:style-name="P20"><text:span text:style-name="T5">Mobile Number: <text:tab/></text:span><text:span text:style-name="T6">8123406820</text:span></text:p>
      <text:p text:style-name="P20"><text:span text:style-name="T5">Email: <text:tab/><text:tab/><text:tab/></text:span><text:span text:style-name="T6">devendrakatuke@gmail.com</text:span></text:p>
      <text:p text:style-name="P20"><text:span text:style-name="T5">PAN: <text:tab/><text:tab/><text:tab/></text:span><text:span text:style-name="T6">AHLPK2640N</text:span></text:p>
      <text:p text:style-name="P21"/>
      <text:p text:style-name="P17">Experienced In:</text:p>
      <text:p text:style-name="P1"><text:span text:style-name="Intense_20_Reference"><text:span text:style-name="T24">Infra Structure:</text:span></text:span><text:span text:style-name="T3"> <text:tab/><text:tab/>Git, Traefik</text:span><text:bookmark-start text:name="Bookmark"/><text:span text:style-name="T3">, Docker, Kubernetes, Helm</text:span><text:bookmark-end text:name="Bookmark"/><text:span text:style-name="T3">, Bash</text:span></text:p>
      <text:p text:style-name="P1"><text:span text:style-name="Intense_20_Reference"><text:span text:style-name="T26">Control:</text:span></text:span><text:span text:style-name="T3"> <text:tab/><text:tab/>Pino, Jaegar</text:span><text:bookmark-start text:name="Bookmark1"/><text:span text:style-name="T3">, Prometheus, D</text:span><text:bookmark-end text:name="Bookmark1"/><text:span text:style-name="T3">atadog, Grafana</text:span></text:p>
      <text:p text:style-name="P15"><text:span text:style-name="Intense_20_Reference"><text:span text:style-name="T24">Databases: <text:tab/><text:tab/><text:tab/></text:span></text:span><text:span text:style-name="Intense_20_Reference"><text:span text:style-name="T3">C</text:span></text:span><text:span text:style-name="T26">assandra, PostgreSQL</text:span></text:p>
      <text:p text:style-name="P1"><text:span text:style-name="Intense_20_Reference"><text:span text:style-name="T24">Back-end:<text:tab/><text:tab/></text:span></text:span><text:span text:style-name="Intense_20_Reference"><text:span text:style-name="T4">NodeJS, PM2, Jest, HAPI JS</text:span></text:span></text:p>
      <text:p text:style-name="P15"><text:span text:style-name="Intense_20_Reference"><text:span text:style-name="T24">Micro-Services:</text:span></text:span><text:span text:style-name="T3"> <text:tab/><text:tab/><text:tab/>Molecular JS, g RPC, Protocol Buffer</text:span></text:p>
      <text:p text:style-name="P15"><text:span text:style-name="Intense_20_Reference"><text:span text:style-name="T26">CQRS:</text:span></text:span><text:span text:style-name="T3"> <text:tab/><text:tab/><text:tab/><text:tab/>Resolve JS</text:span></text:p>
      <text:p text:style-name="P16"><text:span text:style-name="Intense_20_Reference"><text:span text:style-name="T25">Messaging:</text:span></text:span><text:span text:style-name="T25"> <text:tab/><text:tab/><text:tab/>Apache Kafka, Pulsar, Redis, Rabbit MQ</text:span></text:p>
      <text:p text:style-name="P17">Experience:</text:p>
      <text:p text:style-name="P2"><text:span text:style-name="T29">A) My own Products:<text:tab/><text:tab/><text:tab/><text:tab/><text:tab/><text:tab/> <text:s text:c="15"/>Jan</text:span><text:span text:style-name="T11"> 2023–Till now (and forever)</text:span></text:p>
      <text:p text:style-name="P18">I have developed 2 commercialized products mentioned below.</text:p>
      <text:list xml:id="list6274047520364004044" text:style-name="WWNum1">
        <text:list-item>
          <text:p text:style-name="P26"><text:span text:style-name="T27">Keyman ERP (</text:span><text:a xlink:type="simple" xlink:href="https://keymanerp.com/" text:style-name="Internet_20_link" text:visited-style-name="Visited_20_Internet_20_Link"><text:span text:style-name="T27">https://keymanerp.com/</text:span></text:a><text:span text:style-name="T27">)</text:span></text:p>
        </text:list-item>
      </text:list>
      <text:p text:style-name="P11">A Federated ERP Software for Retail and Distribution Businesses. Initially targeted for Windows Desktop.</text:p>
      <text:p text:style-name="P10"><text:span text:style-name="T27">Product Demonstration:</text:span><text:span text:style-name="T7"> </text:span><text:a xlink:type="simple" xlink:href="https://youtu.be/-hK4uDI9MHU" text:style-name="Internet_20_link" text:visited-style-name="Visited_20_Internet_20_Link"><text:span text:style-name="T25">https://youtu.be/-hK4uDI9MHU</text:span></text:a></text:p>
      <text:p text:style-name="P12">Tech Stacks:</text:p>
      <text:p text:style-name="P24"><text:span text:style-name="T12">Windows:</text:span><text:span text:style-name="T13"> VB.Net, DevExpress, SQLite, Algolia</text:span></text:p>
      <text:p text:style-name="P24"><text:span text:style-name="T12">Backend:</text:span><text:span text:style-name="T13"> NodeJS, HAPI JS, Cassandra, Redis</text:span></text:p>
      <text:list xml:id="list31829401" text:continue-numbering="true" text:style-name="WWNum1">
        <text:list-item>
          <text:p text:style-name="P27"><text:span text:style-name="T30">eGuruG (https://egurug.com/</text:span><text:span text:style-name="T17">)</text:span></text:p>
        </text:list-item>
      </text:list>
      <text:p text:style-name="P14">A Micro-Learning, Quizlet, Micro-Payment Web Platform</text:p>
      <text:p text:style-name="P10"><text:span text:style-name="T27">Product Demonstration:</text:span><text:span text:style-name="T10"> </text:span><text:a xlink:type="simple" xlink:href="https://youtu.be/mwiGFB4mVeM" text:style-name="Internet_20_link" text:visited-style-name="Visited_20_Internet_20_Link"><text:span text:style-name="T25">https://youtu.be/mwiGFB4mVeM</text:span></text:a></text:p>
      <text:p text:style-name="P13"><text:soft-page-break/><text:span text:style-name="T12">Tech Stack:</text:span><text:span text:style-name="T13"> Next JS, Cassandra, Razor Pay</text:span></text:p>
      <text:p text:style-name="P13"><text:span text:style-name="T12">Media:</text:span><text:span text:style-name="T13"> Da Vinci Resolve, MDX, Math-JAX</text:span></text:p>
      <text:p text:style-name="P11"/>
      <text:p text:style-name="P3">B) Senior Technology Lead @Infosys <text:tab/><text:tab/><text:tab/><text:tab/><text:tab/> <text:s text:c="21"/>Nov 2022–Dec 2022</text:p>
      <text:p text:style-name="P3">C) Senior Technology Lead @HCL Technologies<text:tab/><text:tab/><text:tab/><text:tab/> <text:s text:c="21"/>Sep 2021–May 2022</text:p>
      <text:p text:style-name="P4"><text:span text:style-name="T9">Our client, </text:span><text:span text:style-name="T27">Anheuser-Busch InBev</text:span><text:span text:style-name="T28"> </text:span><text:span text:style-name="T9">(</text:span><text:a xlink:type="simple" xlink:href="https://www.ab-inbev.com/" text:style-name="Internet_20_link" text:visited-style-name="Visited_20_Internet_20_Link"><text:span text:style-name="T19">https://www.ab-inbev.com/</text:span></text:a><text:span text:style-name="T9">) is a liquor manufacturer.</text:span></text:p>
      <text:p text:style-name="P5"><text:span text:style-name="T13">We rolled out UI and API for Authentication, Calendar, Tasks Management, Meetings and Business Intelligence. Client-side UI was created using </text:span><text:span text:style-name="T11">ReactJS</text:span><text:span text:style-name="T13">, </text:span><text:span text:style-name="T11">Tailwind CSS</text:span><text:span text:style-name="T13">, </text:span><text:span text:style-name="T16">intermix</text:span><text:span text:style-name="T18"> to create external skeleton of Admin Panel and Dashboard analytics. </text:span><text:span text:style-name="T13">Server side used </text:span><text:span text:style-name="T11">NodeJS</text:span><text:span text:style-name="T13"> and </text:span><text:span text:style-name="T11">Express</text:span><text:span text:style-name="T13">, </text:span><text:span text:style-name="T11">Microsoft Graph API</text:span><text:span text:style-name="T13">, Implementing Search functionality.</text:span></text:p>
      <text:p text:style-name="P7"/>
      <text:p text:style-name="P7">D) Senior Software Engineer @Pyramid IT Consulting <text:tab/><text:tab/><text:tab/> <text:s text:c="22"/>Mar 2019–Jan 2021</text:p>
      <text:p text:style-name="P22">I worked at 2 Companies on their payroll:</text:p>
      <text:p text:style-name="P23"/>
      <text:p text:style-name="P6"><text:span text:style-name="T16">1. Hewlett Packard: </text:span><text:span text:style-name="T18">Created an UI for Control Panel for remote monitoring of performance of their servers. Used Grommet UI library. Wrote </text:span><text:span text:style-name="T16">regression testing </text:span><text:span text:style-name="T18">of UI using </text:span><text:span text:style-name="T16">Galen </text:span><text:span text:style-name="T18">(Java based) framework. Written APIs for their Server Monitoring and Management using </text:span><text:span text:style-name="T16">NodeJS</text:span><text:span text:style-name="T18"> and </text:span><text:span text:style-name="T16">Express</text:span></text:p>
      <text:p text:style-name="P6"><text:span text:style-name="T16">2. HSBC bank: I18n </text:span><text:span text:style-name="T18">and </text:span><text:span text:style-name="T16">RTL </text:span><text:span text:style-name="T18">implementation in existing UI. Helped other teams regarding </text:span><text:span text:style-name="T16">encryption </text:span><text:span text:style-name="T18">in old IE9,10 browsers.</text:span></text:p>
      <text:p text:style-name="P8"/>
      <text:p text:style-name="P4"><text:span text:style-name="T20">E) </text:span><text:span text:style-name="T7">Software Engineer @</text:span><text:span text:style-name="T20">JJ Bytes </text:span><text:span text:style-name="T21">(</text:span><text:a xlink:type="simple" xlink:href="http://jjbytes.com/" text:style-name="Internet_20_link" text:visited-style-name="Visited_20_Internet_20_Link"><text:span text:style-name="T19">http://jjbytes.com/</text:span></text:a><text:span text:style-name="T20">)<text:tab/><text:tab/><text:tab/> <text:s text:c="22"/></text:span><text:span text:style-name="T7">Dec 2017–Jun 2018</text:span></text:p>
      <text:p text:style-name="P9">I did two End-to-End projects here for two Startups:</text:p>
      <text:p text:style-name="P4"><text:span text:style-name="T14">1. The first one is based on React, Redux, </text:span><text:span text:style-name="T15">NodeJS</text:span><text:span text:style-name="T14"> and </text:span><text:span text:style-name="T15">Express</text:span><text:span text:style-name="T14">. The client is </text:span><text:a xlink:type="simple" xlink:href="http://www.credifiable.com/" text:style-name="Internet_20_link" text:visited-style-name="Visited_20_Internet_20_Link"><text:span text:style-name="T22">http://www.credifiable.com</text:span></text:a><text:span text:style-name="T14">. The business checks the borrowing payback credibility for retail credit of probable customers on behalf of some financial institutions.</text:span></text:p>
      <text:p text:style-name="P4"><text:span text:style-name="T14">2. The second application based on </text:span><text:span text:style-name="T15">Mongo DB</text:span><text:span text:style-name="T14">, Keystone JS, Elastic-search and </text:span><text:span text:style-name="T15">Express JS</text:span><text:span text:style-name="T14">. Client wa</text:span><text:span text:style-name="T15">s </text:span><text:a xlink:type="simple" xlink:href="http://www.dialjordan.com/" text:style-name="Internet_20_link" text:visited-style-name="Visited_20_Internet_20_Link"><text:span text:style-name="T23">http://www.dialjordan.com</text:span></text:a><text:span text:style-name="T14">. This was a service discovery platform (like Just Dial).</text:span><text:span text:style-name="T9"><text:tab/><text:tab/></text:span></text:p>
      <text:p text:style-name="P7"/>
      <text:p text:style-name="P4"><text:span text:style-name="T7">F) Software Engineer Orchestrate Systems Pvt. Ltd</text:span><text:span text:style-name="T28"> </text:span><text:a xlink:type="simple" xlink:href="http://www.orchestrate.com/" text:style-name="Internet_20_link" text:visited-style-name="Visited_20_Internet_20_Link"><text:span text:style-name="T19">http://www.orchestrate.com/</text:span></text:a><text:span text:style-name="T28"><text:tab/> <text:s text:c="8"/></text:span><text:span text:style-name="T8">Sep 2015–Jun 2017</text:span></text:p>
      <text:p text:style-name="P6"><text:span text:style-name="T6">UI/UX Development, API designing, using </text:span><text:span text:style-name="T5">Sails JS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4472c4" fo:border-bottom="0.018cm solid #4472c4"/>
      <style:text-properties fo:color="#4472c4" fo:font-style="italic" style:font-style-asian="italic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Intense_20_Reference" style:display-name="Intense Reference" style:family="text" style:parent-style-name="Default_20_Paragraph_20_Font">
      <style:text-properties fo:font-variant="small-caps" fo:color="#4472c4" fo:letter-spacing="0.009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Intense_20_Quote_20_Char" style:display-name="Intense Quote Char" style:family="text" style:parent-style-name="Default_20_Paragraph_20_Font">
      <style:text-properties fo:color="#4472c4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Heading_20_3_20_Char" style:display-name="Heading 3 Char" style:family="text" style:parent-style-name="Default_20_Paragraph_20_Font">
      <style:text-properties fo:color="#1f3763" style:font-name="Calibri Light"/>
    </style:style>
    <style:style style:name="ListLabel_20_1" style:display-name="ListLabel 1" style:family="text">
      <style:text-properties fo:color="#00000a" fo:font-weight="bold" style:font-weight-asian="bold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41</meta:editing-cycles>
    <meta:creation-date>2025-02-14T07:29:00</meta:creation-date>
    <dc:date>2025-09-24T11:57:42.40</dc:date>
    <meta:editing-duration>PT49M2S</meta:editing-duration>
    <meta:generator>OpenOffice/4.1.15$Win32 OpenOffice.org_project/4115m2$Build-9813</meta:generator>
    <meta:document-statistic meta:table-count="0" meta:image-count="0" meta:object-count="0" meta:page-count="2" meta:paragraph-count="42" meta:word-count="394" meta:character-count="30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